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c76" officeooo:paragraph-rsid="0016ac76"/>
    </style:style>
    <style:style style:name="P2" style:family="paragraph" style:parent-style-name="Standard">
      <style:text-properties style:text-underline-style="solid" style:text-underline-width="auto" style:text-underline-color="font-color" officeooo:rsid="0016ac76" officeooo:paragraph-rsid="0016ac76"/>
    </style:style>
    <style:style style:name="P3" style:family="paragraph" style:parent-style-name="Standard">
      <style:text-properties style:text-underline-style="solid" style:text-underline-width="auto" style:text-underline-color="font-color" officeooo:rsid="001760e3" officeooo:paragraph-rsid="001760e3"/>
    </style:style>
    <style:style style:name="P4" style:family="paragraph" style:parent-style-name="Standard">
      <style:text-properties fo:font-weight="bold" officeooo:rsid="0016ac76" officeooo:paragraph-rsid="0016ac76" style:font-weight-asian="bold" style:font-weight-complex="bold"/>
    </style:style>
    <style:style style:name="P5" style:family="paragraph" style:parent-style-name="Standard">
      <style:text-properties style:text-underline-style="none" officeooo:rsid="001760e3" officeooo:paragraph-rsid="001760e3"/>
    </style:style>
    <style:style style:name="P6" style:family="paragraph" style:parent-style-name="Text_20_body">
      <style:text-properties officeooo:rsid="0016ac76"/>
    </style:style>
    <style:style style:name="P7" style:family="paragraph" style:parent-style-name="Text_20_body">
      <style:text-properties officeooo:rsid="0016ac76" officeooo:paragraph-rsid="0017efd6"/>
    </style:style>
    <style:style style:name="P8" style:family="paragraph" style:parent-style-name="Text_20_body">
      <style:text-properties officeooo:paragraph-rsid="0017efd6"/>
    </style:style>
    <style:style style:name="P9" style:family="paragraph" style:parent-style-name="Text_20_body">
      <style:text-properties officeooo:rsid="0017efd6" officeooo:paragraph-rsid="0017efd6"/>
    </style:style>
    <style:style style:name="P10" style:family="paragraph" style:parent-style-name="Frame_20_contents">
      <style:text-properties officeooo:rsid="001760e3" officeooo:paragraph-rsid="001760e3"/>
    </style:style>
    <style:style style:name="T1" style:family="text">
      <style:text-properties officeooo:rsid="001760e3"/>
    </style:style>
    <style:style style:name="T2" style:family="text">
      <style:text-properties fo:color="#ff0000"/>
    </style:style>
    <style:style style:name="T3" style:family="text">
      <style:text-properties officeooo:rsid="0017efd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sichere Objektreferenzierung</text:p>
      <text:p text:style-name="P1"/>
      <text:p text:style-name="P2">Allgemein</text:p>
      <text:p text:style-name="P1">- eine Anwendung liefert einen direkten Zugang zu Objekten basierend auf Benutzereingabe</text:p>
      <text:p text:style-name="P1"><text:tab/>→ ein Angreifer kann die Authorisierung umgehen und Systemressourcen direkt erreichen</text:p>
      <text:p text:style-name="P1"/>
      <text:p text:style-name="P1">- wird durch Modifizierung eines Parameters erreicht, um ein Objekt direkt zu erreichen, da unzureichende Authoritätschecks durchgeführt werden</text:p>
      <text:p text:style-name="P1"/>
      <text:p text:style-name="P2">How to Test?</text:p>
      <text:p text:style-name="P1">- zuerst muss der Angreifer herausfinden, wo in der Anwendung Objekte direkt referenziert werden</text:p>
      <text:p text:style-name="P1">- dann muss versucht werden, den geforderten Parameter zu modifzieren um versteckte Objekte, Objekte die für andere Nutzer gedacht sind oder in anderer Form die Authorisierung zu umgehen</text:p>
      <text:p text:style-name="P1"/>
      <text:p text:style-name="P1">- <text:span text:style-name="T1">eine gute Möglichkeit zum Test sind mind. Zwei User-Zugänge mit unterschiedlichen Rechten in einer Anwendung(„Admin“ und „Einfacher Nutzer“)</text:span></text:p>
      <text:p text:style-name="P1">- <text:span text:style-name="T1">nachdem beim „Admin“ versch. Objekte referenziert wurden, kann versucht werden, diese ebenfalls als „Einfacher Nutzer“ zu <text:s/>erreichen</text:span></text:p>
      <text:p text:style-name="P1">- <text:span text:style-name="T1">ist dies in irgendeiner Form möglich, können unsichere Objektverweise vorliegen</text:span></text:p>
      <text:p text:style-name="P1"/>
      <text:p text:style-name="P3">Beispiele</text:p>
      <text:p text:style-name="P3"/>
      <text:p text:style-name="P5">+ Ein Parameter-Wert wird direkt genutzt um eine Datei-Ressource zu erreichen</text:p>
      <text:p text:style-name="P5"><draw:frame draw:style-name="fr1" draw:name="Rahmen1" text:anchor-type="paragraph" svg:x="0.041cm" svg:y="0.291cm" svg:width="7.361cm" draw:z-index="0"><draw:text-box fo:min-height="0.873cm"><text:p text:style-name="P10">http://foo.bar/somepage?img=img000111</text:p></draw:text-box></draw:frame></text:p>
      <text:p text:style-name="P5">+ Ein Parameter-Wert wird direkt genutzt um eine Anwendungs-Operation auszuführen</text:p>
      <text:p text:style-name="P5"><draw:frame draw:style-name="fr1" draw:name="Rahmen2" text:anchor-type="paragraph" svg:x="0.041cm" svg:y="0.425cm" svg:width="7.161cm" draw:z-index="1"><draw:text-box fo:min-height="0.649cm"><text:p text:style-name="P10">http://foo.bar/somepage?user=someuser</text:p></draw:text-box></draw:frame><text:tab/>- z.B. könnte durch diese User-Angabe der Passwortwechsel für einen bestimmten User <text:tab/>benutzt werden</text:p>
      <text:p text:style-name="P5"/>
      <text:p text:style-name="P3">Mögliche Server-Implementierung</text:p>
      <text:p text:style-name="P5"><text:tab/></text:p>
      <text:p text:style-name="P9"><draw:frame draw:style-name="fr1" draw:name="Rahmen3" text:anchor-type="paragraph" svg:x="0.069cm" svg:y="0.751cm" svg:width="12.404cm" draw:z-index="2"><draw:text-box fo:min-height="3.33cm"><text:p text:style-name="P8">String query = "SELECT * FROM accts WHERE account = ?"; </text:p><text:p text:style-name="P8">PreparedStatement pstmt = connection.prepareStatement(query , … ); </text:p><text:p text:style-name="P8">pstmt.setString( 1, request.getParameter("acct")); </text:p><text:p text:style-name="P8">ResultSet results = pstmt.executeQuery( ); </text:p></draw:text-box></draw:frame>+ PHP- Realisierung zur Abfrage <text:s/>des „acct“(Account)-Wertes</text:p>
      <text:p text:style-name="P6"><text:tab/>- <text:span text:style-name="T3">da der Wert für „acct“ nicht überprüft wird, können über den Query auch andere Accounts <text:tab/>gewählt werden</text:span></text:p>
      <text:p text:style-name="P6"><draw:frame draw:style-name="fr1" draw:name="Rahmen4" text:anchor-type="paragraph" svg:x="1.102cm" svg:y="0.092cm" svg:width="9.46cm" draw:z-index="3"><draw:text-box fo:min-height="0.797cm"><text:p text:style-name="P7">http://example.com/app/accountInfo?acct=<text:span text:style-name="T2">notmyacct</text:span></text:p></draw:text-box></draw:frame><text:bookmark-start text:name="__DdeLink__2_183552880"/><text:bookmark-end text:name="__DdeLink__2_183552880"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assig</meta:initial-creator>
    <meta:creation-date>2015-09-14T20:44:07.623931243</meta:creation-date>
    <dc:date>2015-09-14T21:22:27.308745061</dc:date>
    <dc:creator>David Lassig</dc:creator>
    <meta:editing-duration>PT7M28S</meta:editing-duration>
    <meta:editing-cycles>1</meta:editing-cycles>
    <meta:document-statistic meta:table-count="0" meta:image-count="0" meta:object-count="0" meta:page-count="1" meta:paragraph-count="26" meta:word-count="229" meta:character-count="1811" meta:non-whitespace-character-count="1595"/>
    <meta:generator>LibreOffice/4.2.8.2$Linux_X86_64 LibreOffice_project/420m0$Build-2</meta:generator>
  </office:meta>
</office:document-meta>
</file>